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de" fo:country="DE"/>
    </style:style>
    <style:style style:name="P2" style:family="paragraph" style:parent-style-name="Standard">
      <style:paragraph-properties fo:line-height="200%" fo:text-align="center" style:justify-single-word="false"/>
      <style:text-properties fo:language="de" fo:country="DE"/>
    </style:style>
    <style:style style:name="P3" style:family="paragraph" style:parent-style-name="Standard">
      <style:paragraph-properties fo:line-height="200%" fo:text-align="start" style:justify-single-word="false"/>
      <style:text-properties fo:language="de" fo:country="DE"/>
    </style:style>
    <style:style style:name="P4" style:family="paragraph" style:parent-style-name="Standard">
      <style:paragraph-properties fo:line-height="200%"/>
      <style:text-properties style:font-name="Times New Roman1" fo:language="de" fo:country="DE"/>
    </style:style>
    <style:style style:name="P5" style:family="paragraph" style:parent-style-name="Standard">
      <style:paragraph-properties fo:line-height="200%" fo:text-align="start" style:justify-single-word="false"/>
      <style:text-properties fo:language="de" fo:country="DE"/>
    </style:style>
    <style:style style:name="T1" style:family="text">
      <style:text-properties style:font-name="Times New Roman1"/>
    </style:style>
    <style:style style:name="T2" style:family="text">
      <style:text-properties style:font-name="Times New Roman"/>
    </style:style>
    <style:style style:name="T3"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obert Ritchie</text:p>
      <text:p text:style-name="P3">Professor Sascha Gerhards</text:p>
      <text:p text:style-name="P3">GER 202 B</text:p>
      <text:p text:style-name="P3">12 Febuary 2016</text:p>
      <text:p text:style-name="P2">Als Es M<text:span text:style-name="T1">ö</text:span><text:span text:style-name="T2">glichkeiten Gab</text:span></text:p>
      <text:p text:style-name="P1"><text:tab/>Als Thomas vor der Eisenbahn hielt, erinnerte ich mich an unsere Zeit zusammen vor acht Jahren. Ich wohnte noch bei meinen Eltern. Mein Vater besa<text:span text:style-name="T1">β</text:span><text:span text:style-name="T2"> ein Gesch</text:span><text:span text:style-name="T1">ä</text:span><text:span text:style-name="T2">ft, deshalb blieb meine Mutter zu Hause und musste nich arbeiten. Meiner Meinung nach war ihr Alltag sehr langweilig, aber sie war zufrieden. Leider wollten sie dass ich auch dieses Leben führe. </text:span></text:p>
      <text:p text:style-name="P1"><text:span text:style-name="T2"><text:tab/>Seit ich jung war, hasste ich die pomp</text:span><text:span text:style-name="T1">ö</text:span><text:span text:style-name="T2">se Lebensf</text:span><text:span text:style-name="T1">ührung meiner Eltern. Ich machte alles was ich konnte, um dem zu entkommen. Um diese Zeit traf ich Thomas. Er war ein paar Jahre älter als ich und studierte, um Innenarchitekt zu werden. Damals dachte ich dass Thomas etwas komisch war und ich verbrachte nur Zeit mit ihm, denn meine Eltern würde es nicht mögen.</text:span></text:p>
      <text:p text:style-name="P4"><text:tab/>Nach ein paar Monaten mit Thomas verliebte ich mich in ihn. Alles an ihm das ich komisch gefunden hatte, fand ich gewinnend. <text:span text:style-name="T3">Ich war nie so froh als, wie ich es in diesen Monaten mit Thomas war.</text:span> Er war bald fertig mit seiner Ausbildung und wir hatten danach vor, zu heiraten. Meine Eltern wussten noch nichts von unserem Verhältnis.</text:p>
      <text:p text:style-name="P4"><text:tab/>Als sie von unserem Verhältnis hörten, kamen sie zu mir und sagten, dass ich Thomas nicht mehr sehen soll. Natürlich war ich erstaunt darüber und ich ging gleich zu Thomas. Dass meine Eltern mein Leben führen wollten machte ihn sehr böse. Er stritt viel mit meinen Eltern, und ich wollte ihn halten. Er lehnte ab und ich sagte, dass er es lassen muss. Das war der gröβte Fehler meines Lebens.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2-03T18:14:37.01</meta:creation-date>
    <dc:date>2016-02-14T19:24:40.78</dc:date>
    <dc:creator>Robert Ritchie</dc:creator>
    <meta:editing-duration>PT7H22M5S</meta:editing-duration>
    <meta:editing-cycles>3</meta:editing-cycles>
    <meta:generator>OpenOffice/4.1.1$Win32 OpenOffice.org_project/411m6$Build-9775</meta:generator>
    <meta:document-statistic meta:table-count="0" meta:image-count="0" meta:object-count="0" meta:page-count="1" meta:paragraph-count="9" meta:word-count="265" meta:character-count="1529"/>
  </office:meta>
</office:document-meta>
</file>